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e145f" officeooo:paragraph-rsid="000e145f"/>
    </style:style>
    <style:style style:name="T1" style:family="text">
      <style:text-properties officeooo:rsid="000ed9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<text:span text:style-name="T1">3</text:span> links</text:p>
      <text:p text:style-name="P1"/>
      <text:p text:style-name="P1">Word/ sentiment analysis on a specific subject or tag in <text:s/>Twit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1T16:25:41.965985406</meta:creation-date>
    <dc:date>2019-07-11T16:27:40.617914544</dc:date>
    <meta:editing-duration>PT1M5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2" meta:word-count="14" meta:character-count="80" meta:non-whitespace-character-count="67"/>
  </office:meta>
</office:document-meta>
</file>